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style:font-name="Liberation Serif"/>
    </style:style>
    <style:style style:name="P4" style:family="paragraph" style:parent-style-name="Text_20_body">
      <style:text-properties style:font-name="Liberation Serif" officeooo:rsid="02d82664" officeooo:paragraph-rsid="02d82664"/>
    </style:style>
    <style:style style:name="P5" style:family="paragraph" style:parent-style-name="Text_20_body">
      <style:text-properties style:font-name="Liberation Serif" officeooo:rsid="02d82664" officeooo:paragraph-rsid="02d84541"/>
    </style:style>
    <style:style style:name="P6" style:family="paragraph" style:parent-style-name="Text_20_body">
      <style:text-properties style:font-name="Liberation Serif" officeooo:rsid="02d84541" officeooo:paragraph-rsid="02d84541"/>
    </style:style>
    <style:style style:name="P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0" style:family="paragraph" style:parent-style-name="Table_20_Contents">
      <style:text-properties style:font-name="Liberation Serif"/>
    </style:style>
    <style:style style:name="P11" style:family="paragraph" style:parent-style-name="Table_20_Contents">
      <style:text-properties style:font-name="Liberation Serif" fo:font-size="10pt" style:font-size-asian="10pt" style:font-size-complex="10pt"/>
    </style:style>
    <style:style style:name="P12" style:family="paragraph" style:parent-style-name="Table_20_Contents">
      <style:text-properties style:font-name="Liberation Serif" fo:font-size="10pt" officeooo:paragraph-rsid="02ec13ce" style:font-size-asian="10pt" style:font-size-complex="10pt"/>
    </style:style>
    <style:style style:name="P13" style:family="paragraph" style:parent-style-name="Table_20_Contents">
      <style:text-properties style:font-name="Liberation Serif" officeooo:paragraph-rsid="02eda724"/>
    </style:style>
    <style:style style:name="P14" style:family="paragraph" style:parent-style-name="Table_20_Contents">
      <style:paragraph-properties fo:text-align="center" style:justify-single-word="false"/>
      <style:text-properties style:font-name="Liberation Serif" officeooo:paragraph-rsid="02eda724"/>
    </style:style>
    <style:style style:name="P15" style:family="paragraph" style:parent-style-name="Table_20_Contents">
      <style:text-properties style:font-name="Liberation Serif" officeooo:rsid="02ec13ce" officeooo:paragraph-rsid="02ec13ce"/>
    </style:style>
    <style:style style:name="P16" style:family="paragraph" style:parent-style-name="Table_20_Contents">
      <style:text-properties style:font-name="Liberation Serif" officeooo:paragraph-rsid="02ec13ce"/>
    </style:style>
    <style:style style:name="P17" style:family="paragraph" style:parent-style-name="Table_20_Contents">
      <style:text-properties style:font-name="Liberation Serif" officeooo:rsid="02f1fe37" officeooo:paragraph-rsid="02f1fe37"/>
    </style:style>
    <style:style style:name="P18" style:family="paragraph" style:parent-style-name="First_20_line_20_indent">
      <style:paragraph-properties fo:margin-top="0.801cm" fo:margin-bottom="0.247cm" loext:contextual-spacing="false"/>
      <style:text-properties style:font-name="Liberation Serif" officeooo:paragraph-rsid="02d964f6"/>
    </style:style>
    <style:style style:name="P19" style:family="paragraph" style:parent-style-name="Standard" style:list-style-name="L1">
      <style:text-properties style:font-name="Liberation Serif"/>
    </style:style>
    <style:style style:name="P20" style:family="paragraph" style:parent-style-name="Heading_20_1" style:master-page-name="Landscape">
      <style:paragraph-properties style:page-number="auto"/>
      <style:text-properties style:font-name="Liberation Serif" officeooo:paragraph-rsid="02d82664"/>
    </style:style>
    <style:style style:name="P21" style:family="paragraph" style:parent-style-name="Heading_20_1">
      <style:paragraph-properties fo:break-before="page"/>
      <style:text-properties style:font-name="Liberation Serif"/>
    </style:style>
    <style:style style:name="P22" style:family="paragraph" style:parent-style-name="Table_20_Contents" style:list-style-name="L1">
      <style:text-properties style:font-name="Liberation Serif" officeooo:rsid="02ed919d" officeooo:paragraph-rsid="02eda724"/>
    </style:style>
    <style:style style:name="P23" style:family="paragraph" style:parent-style-name="Table_20_Contents" style:list-style-name="L2">
      <style:paragraph-properties fo:text-align="start" style:justify-single-word="false"/>
      <style:text-properties style:font-name="Liberation Serif" officeooo:paragraph-rsid="02eda724"/>
    </style:style>
    <style:style style:name="P24" style:family="paragraph" style:parent-style-name="Heading_20_2">
      <style:text-properties style:font-name="Liberation Serif"/>
    </style:style>
    <style:style style:name="P25"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26"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2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Данный файл содержит<text:span text:style-name="T1"> небольшие программы для <text:line-break/>упрощения выполнения рутинной работы</text:span></text:h>
      <text:p text:style-name="P3">Чтобы Вы могли их установить, Вам прежде всего необходимо разрешить их установку в <text:span text:style-name="T1">Lib</text:span>reOffice:</text:p>
      <text:p text:style-name="P4">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5">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7">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8">Панель с макросами для редактор<text:span text:style-name="T3">ов</text:span></text:p>
          </table:table-cell>
          <table:table-cell table:style-name="Таблица3.A1" office:value-type="string">
            <text:p text:style-name="P2"><draw:control text:anchor-type="as-char" svg:y="-0.4cm" draw:z-index="0" draw:name="Фигура1" draw:style-name="gr1" draw:text-style-name="P27" svg:width="6.347cm" svg:height="0.595cm" draw:control="control1"/></text:p>
          </table:table-cell>
        </table:table-row>
        <table:table-row>
          <table:table-cell table:style-name="Таблица3.A1" office:value-type="string">
            <text:p text:style-name="P7">Панель для работы со шрифтами</text:p>
          </table:table-cell>
          <table:table-cell table:style-name="Таблица3.A1" office:value-type="string">
            <text:p text:style-name="P2"><draw:control text:anchor-type="as-char" svg:y="-0.383cm" draw:z-index="2" draw:name="Фигура1" draw:style-name="gr1" draw:text-style-name="P27" svg:width="9.771cm" svg:height="0.595cm" draw:control="control3"/></text:p>
          </table:table-cell>
        </table:table-row>
        <table:table-row>
          <table:table-cell table:style-name="Таблица3.A1" office:value-type="string">
            <text:p text:style-name="P8">Панель <text:span text:style-name="T3">для правки содержимого документов</text:span></text:p>
          </table:table-cell>
          <table:table-cell table:style-name="Таблица3.A1" office:value-type="string">
            <text:p text:style-name="P2"><draw:control text:anchor-type="as-char" svg:y="-0.383cm" draw:z-index="1" draw:name="Фигура1" draw:style-name="gr1" draw:text-style-name="P27" svg:width="12.135cm" svg:height="0.595cm" draw:control="control2"/></text:p>
          </table:table-cell>
        </table:table-row>
      </table:table>
      <text:p text:style-name="P18">Если <text:span text:style-name="T2">после нажатия на кнопки панели не появляются, то видимо Вы не разрешили макросы (как это сделать описано выше)</text:span></text:p>
      <text:p text:style-name="P6">На следующих страницах приведено описание устанавливаемых программ</text:p>
      <text:h text:style-name="P21" text:outline-level="1">Документация по <text:span text:style-name="T4">программам (макросам)</text:span></text:h>
      <text:h text:style-name="P24"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0">Название</text:p>
          </table:table-cell>
          <table:table-cell table:style-name="Таблица1.A1" office:value-type="string">
            <text:p text:style-name="P10">Описание</text:p>
          </table:table-cell>
          <table:table-cell table:style-name="Таблица1.C1" office:value-type="string">
            <text:p text:style-name="P11">Путь макроса для выполнения по сочетанию клавиш</text:p>
          </table:table-cell>
        </table:table-row>
        <table:table-row>
          <table:table-cell table:style-name="Таблица1.A2" office:value-type="string">
            <text:p text:style-name="P10">Не юникод</text:p>
          </table:table-cell>
          <table:table-cell table:style-name="Таблица1.A2" office:value-type="string">
            <text:p text:style-name="P10"><text:span text:style-name="T5">Предлагает к удалению</text:span> <text:span text:style-name="T5">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1">Publishing.Correction.executeRemoveBadCharacters</text:p>
          </table:table-cell>
        </table:table-row>
        <table:table-row>
          <table:table-cell table:style-name="Таблица1.A2" office:value-type="string">
            <text:p text:style-name="P10">Фон</text:p>
          </table:table-cell>
          <table:table-cell table:style-name="Таблица1.A2" office:value-type="string">
            <text:p text:style-name="P10">Заменяет белый фон символов на прозрачный во всем документе</text:p>
          </table:table-cell>
          <table:table-cell table:style-name="Таблица1.C2" office:value-type="string">
            <text:p text:style-name="P11">Publishing.Correction.executeRemoveWhiteBackground</text:p>
          </table:table-cell>
        </table:table-row>
        <table:table-row>
          <table:table-cell table:style-name="Таблица1.A2" office:value-type="string">
            <text:p text:style-name="P10">Ошибки</text:p>
          </table:table-cell>
          <table:table-cell table:style-name="Таблица1.A2" office:value-type="string">
            <text:p text:style-name="P10">Предлагаются к исправлению (в отслеживаемых изменениях) следующие виды ошибок набора:</text:p>
            <text:list xml:id="list1472288833" text:style-name="L1">
              <text:list-item>
                <text:p text:style-name="P19">Множество последовательных пробелов заменяется на единственный</text:p>
              </text:list-item>
              <text:list-item>
                <text:p text:style-name="P19">Удаляются пробелы перед знаками пунктуации</text:p>
              </text:list-item>
              <text:list-item>
                <text:p text:style-name="P19">Тире между цифрами заменяется на цифровое тире</text:p>
              </text:list-item>
              <text:list-item>
                <text:p text:style-name="P19">Тире между словами заменяется на среднее тире</text:p>
              </text:list-item>
              <text:list-item>
                <text:p text:style-name="P19">Пробелы после открывания скобок или кавычек удаляются</text:p>
              </text:list-item>
              <text:list-item>
                <text:p text:style-name="P19">Пробел между фамилией и последующими инициалами заменяется на неразрывный</text:p>
              </text:list-item>
              <text:list-item>
                <text:p text:style-name="P19">Пробел между инициалами и последующей фамилией заменяется на неразрывный</text:p>
              </text:list-item>
              <text:list-item>
                <text:p text:style-name="P19">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9">Пробел между с. 7 и т. 7 заменяется на неразрывный</text:p>
              </text:list-item>
              <text:list-item>
                <text:p text:style-name="P19">Пробел между серия 7, часть 7, том 7 заменяется на неразрывный</text:p>
              </text:list-item>
              <text:list-item>
                <text:p text:style-name="P19">Пробел между 1917 г. Заменяется на неразрывный, а при отсутсвии вставляется</text:p>
                <text:p text:style-name="P2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1">Publishing.Correction.executeMakeMeHappy</text:p>
          </table:table-cell>
        </table:table-row>
        <table:table-row>
          <table:table-cell table:style-name="Таблица1.A2" office:value-type="string">
            <text:p text:style-name="P10">Формат</text:p>
          </table:table-cell>
          <table:table-cell table:style-name="Таблица1.A2" office:value-type="string">
            <text:p text:style-name="P13">Очищает ручное форматирование, кроме <text:span text:style-name="T6">следующего</text:span>: </text:p>
            <text:list xml:id="list3165833321" text:style-name="L2">
              <text:list-item>
                <text:p text:style-name="P23"><text:span text:style-name="T6">П</text:span>олужирного</text:p>
              </text:list-item>
              <text:list-item>
                <text:p text:style-name="P23"><text:span text:style-name="T6">К</text:span>урсива</text:p>
              </text:list-item>
              <text:list-item>
                <text:p text:style-name="P23"><text:span text:style-name="T6">П</text:span>одчеркивания</text:p>
              </text:list-item>
              <text:list-item>
                <text:p text:style-name="P23"><text:span text:style-name="T6">З</text:span>ачеркивания</text:p>
              </text:list-item>
              <text:list-item>
                <text:p text:style-name="P23"><text:span text:style-name="T6">В</text:span>ерхн<text:span text:style-name="T6">ий</text:span> индекс</text:p>
              </text:list-item>
              <text:list-item>
                <text:p text:style-name="P23"><text:soft-page-break/><text:span text:style-name="T6">Н</text:span>ижн<text:span text:style-name="T6">ий</text:span> индекс</text:p>
              </text:list-item>
              <text:list-item>
                <text:p text:style-name="P23"><text:span text:style-name="T6">Р</text:span>астянут<text:span text:style-name="T6">ый</text:span> текст (2пт)</text:p>
              </text:list-item>
            </text:list>
            <text:p text:style-name="P14">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0">Все сноски переводятся в стиль Сноска.</text:p>
          </table:table-cell>
          <table:table-cell table:style-name="Таблица1.C2" office:value-type="string">
            <text:p text:style-name="P11">Publishing.CleanManualFormat.executeClean</text:p>
          </table:table-cell>
        </table:table-row>
        <table:table-row>
          <table:table-cell table:style-name="Таблица1.A2" office:value-type="string">
            <text:p text:style-name="P10">Пустые стили</text:p>
          </table:table-cell>
          <table:table-cell table:style-name="Таблица1.A2" office:value-type="string">
            <text:p text:style-name="P10">Удаляет неиспользуемые пользовательские стили, кроме стилей из шаблона статьи.</text:p>
          </table:table-cell>
          <table:table-cell table:style-name="Таблица1.C2" office:value-type="string">
            <text:p text:style-name="P11">Publishing.unusedStyles.executeRemoveUnusedStyles</text:p>
          </table:table-cell>
        </table:table-row>
      </table:table>
      <text:h text:style-name="P25" text:outline-level="2">Макросы для работы со шрифтами</text:h>
      <text:p text:style-name="P9"/>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5">Название</text:p>
          </table:table-cell>
          <table:table-cell table:style-name="Таблица4.A1" office:value-type="string">
            <text:p text:style-name="P15">Описание</text:p>
          </table:table-cell>
          <table:table-cell table:style-name="Таблица4.C1" office:value-type="string">
            <text:p text:style-name="P12">Путь макроса для выполнения по сочетанию клавиш</text:p>
          </table:table-cell>
        </table:table-row>
        <table:table-row>
          <table:table-cell table:style-name="Таблица4.A2" office:value-type="string">
            <text:p text:style-name="P15">TNR2IPH</text:p>
          </table:table-cell>
          <table:table-cell table:style-name="Таблица4.A2" office:value-type="string">
            <text:p text:style-name="P16"><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2">Publishing.<text:span text:style-name="T4">replaceFonts</text:span>.<text:span text:style-name="T4">TNR2IPH</text:span></text:p>
          </table:table-cell>
        </table:table-row>
        <table:table-row>
          <table:table-cell table:style-name="Таблица4.A2" office:value-type="string">
            <text:p text:style-name="P15">Univ2IPH</text:p>
          </table:table-cell>
          <table:table-cell table:style-name="Таблица4.A2" office:value-type="string">
            <text:p text:style-name="P16"><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2">Publishing.<text:span text:style-name="T4">replaceFonts</text:span>.<text:span text:style-name="T4">Univ2IPH</text:span></text:p>
          </table:table-cell>
        </table:table-row>
        <table:table-row>
          <table:table-cell table:style-name="Таблица4.A2" office:value-type="string">
            <text:p text:style-name="P16">Goth2<text:span text:style-name="T4">IPH</text:span></text:p>
          </table:table-cell>
          <table:table-cell table:style-name="Таблица4.A2" office:value-type="string">
            <text:p text:style-name="P16"><text:span text:style-name="T4">Преобразует</text:span> все символы из WL LatinAllIn1Goth в <text:span text:style-name="T4">IPH Serif</text:span></text:p>
          </table:table-cell>
          <table:table-cell table:style-name="Таблица4.C2" office:value-type="string">
            <text:p text:style-name="P12">Publishing.<text:span text:style-name="T4">replaceFonts</text:span>.Goth2<text:span text:style-name="T4">IPH</text:span></text:p>
          </table:table-cell>
        </table:table-row>
        <table:table-row>
          <table:table-cell table:style-name="Таблица4.A2" office:value-type="string">
            <text:p text:style-name="P16"><text:span text:style-name="T4">IPH</text:span>2Goth</text:p>
          </table:table-cell>
          <table:table-cell table:style-name="Таблица4.A2" office:value-type="string">
            <text:p text:style-name="P16"><text:span text:style-name="T4">Преобразует</text:span> все символы из <text:span text:style-name="T4">IPH Serif</text:span> в WL LatinAllIn1Goth </text:p>
          </table:table-cell>
          <table:table-cell table:style-name="Таблица4.C2" office:value-type="string">
            <text:p text:style-name="P12">Publishing.<text:span text:style-name="T4">replaceFonts</text:span>.<text:span text:style-name="T4">IPH</text:span>2Goth</text:p>
          </table:table-cell>
        </table:table-row>
        <table:table-row>
          <table:table-cell table:style-name="Таблица4.A2" office:value-type="string">
            <text:p text:style-name="P15">TimesAr2IPH</text:p>
          </table:table-cell>
          <table:table-cell table:style-name="Таблица4.A2" office:value-type="string">
            <text:p text:style-name="P16"><text:span text:style-name="T4">Преобразует</text:span> символы из <text:span text:style-name="T4">Times Arabic</text:span> в <text:span text:style-name="T4">IPH Serif</text:span></text:p>
          </table:table-cell>
          <table:table-cell table:style-name="Таблица4.C2" office:value-type="string">
            <text:p text:style-name="P12">Publishing.<text:span text:style-name="T4">replaceFonts</text:span>.<text:span text:style-name="T4">TimesAr2IPH</text:span></text:p>
          </table:table-cell>
        </table:table-row>
        <table:table-row>
          <table:table-cell table:style-name="Таблица4.A2" office:value-type="string">
            <text:p text:style-name="P15">badGoth2IPH</text:p>
          </table:table-cell>
          <table:table-cell table:style-name="Таблица4.A2" office:value-type="string">
            <text:p text:style-name="P16"><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2">Publishing.<text:span text:style-name="T4">replaceFonts</text:span>.<text:span text:style-name="T4">badGoth2IPH</text:span></text:p>
          </table:table-cell>
        </table:table-row>
      </table:table>
      <text:h text:style-name="P2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0">Название</text:p>
          </table:table-cell>
          <table:table-cell table:style-name="Таблица2.A1" office:value-type="string">
            <text:p text:style-name="P10">Описание</text:p>
          </table:table-cell>
          <table:table-cell table:style-name="Таблица2.C1" office:value-type="string">
            <text:p text:style-name="P11">Путь макроса для выполнения по сочетанию клавиш</text:p>
          </table:table-cell>
        </table:table-row>
        <table:table-row table:style-name="Таблица2.1">
          <table:table-cell table:style-name="Таблица2.A2" office:value-type="string">
            <text:p text:style-name="P17">Сверстать выпуск</text:p>
          </table:table-cell>
          <table:table-cell table:style-name="Таблица2.A2" office:value-type="string">
            <text:p text:style-name="P17">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1"/>
          </table:table-cell>
        </table:table-row>
        <table:table-row table:style-name="Таблица2.1">
          <table:table-cell table:style-name="Таблица2.A2" office:value-type="string">
            <text:p text:style-name="P10">Разрыв со сжатием</text:p>
          </table:table-cell>
          <table:table-cell table:style-name="Таблица2.A2" office:value-type="string">
            <text:p text:style-name="P10">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1">Publishing.pageBreaks.executeShrinkPageContent</text:p>
          </table:table-cell>
        </table:table-row>
        <table:table-row table:style-name="Таблица2.1">
          <table:table-cell table:style-name="Таблица2.A2" office:value-type="string">
            <text:p text:style-name="P10">Разрыв</text:p>
          </table:table-cell>
          <table:table-cell table:style-name="Таблица2.A2" office:value-type="string">
            <text:p text:style-name="P10">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1">Publishing.pageBreaks.executeSplitPages</text:p>
          </table:table-cell>
        </table:table-row>
        <table:table-row table:style-name="Таблица2.1">
          <table:table-cell table:style-name="Таблица2.A2" office:value-type="string">
            <text:p text:style-name="P10">ШрифтыВстили</text:p>
          </table:table-cell>
          <table:table-cell table:style-name="Таблица2.A2" office:value-type="string">
            <text:p text:style-name="P10">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1">Publishing.CleanManualFormat.executeReplaceFonts</text:p>
          </table:table-cell>
        </table:table-row>
        <table:table-row table:style-name="Таблица2.1">
          <table:table-cell table:style-name="Таблица2.A2" office:value-type="string">
            <text:p text:style-name="P10">СтилиСносок</text:p>
          </table:table-cell>
          <table:table-cell table:style-name="Таблица2.A2" office:value-type="string">
            <text:p text:style-name="P10">Назначить всем сноскам стиль Сноска</text:p>
          </table:table-cell>
          <table:table-cell table:style-name="Таблица2.C2" office:value-type="string">
            <text:p text:style-name="P11">Publishing.CleanManualFormat.NotesCleanStyle</text:p>
          </table:table-cell>
        </table:table-row>
        <table:table-row table:style-name="Таблица2.1">
          <table:table-cell table:style-name="Таблица2.A2" office:value-type="string">
            <text:p text:style-name="P17">InDD</text:p>
          </table:table-cell>
          <table:table-cell table:style-name="Таблица2.A2" office:value-type="string">
            <text:p text:style-name="P17">Импорт документа из In Design</text:p>
          </table:table-cell>
          <table:table-cell table:style-name="Таблица2.C2" office:value-type="string">
            <text:p text:style-name="P11"/>
          </table:table-cell>
        </table:table-row>
        <text:soft-page-break/>
        <table:table-row table:style-name="Таблица2.1">
          <table:table-cell table:style-name="Таблица2.A2" office:value-type="string">
            <text:p text:style-name="P17">CreateBidirectionalLink</text:p>
          </table:table-cell>
          <table:table-cell table:style-name="Таблица2.A2" office:value-type="string">
            <text:p text:style-name="P17">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1"/>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8H32M53S</meta:editing-duration>
    <meta:editing-cycles>628</meta:editing-cycles>
    <meta:generator>LibreOffice/6.1.5.2$Linux_X86_64 LibreOffice_project/90f8dcf33c87b3705e78202e3df5142b201bd805</meta:generator>
    <dc:date>2019-02-12T15:20:27.950398570</dc:date>
    <meta:document-statistic meta:table-count="4" meta:image-count="0" meta:object-count="0" meta:page-count="5" meta:paragraph-count="99" meta:word-count="674" meta:character-count="5214" meta:non-whitespace-character-count="4650"/>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